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eeb2" officeooo:paragraph-rsid="0011eeb2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1eeb2" officeooo:paragraph-rsid="0011eeb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eeb2" officeooo:paragraph-rsid="0011e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1eeb2" officeooo:paragraph-rsid="0011eeb2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7 Kronos Log Parsing</text:p>
      <text:p text:style-name="P3">PS7 focused on parsing log files from Kronos devices to detect boot events and calculate how long each boot process took. I wrote a program that scanned each log line and used two regular expressions to identify boot start and boot completion events. The <text:span text:style-name="Strong_20_Emphasis">start regex</text:span> was designed to match lines that indicated a <text:span text:style-name="Strong_20_Emphasis">boot sequence had started</text:span>, specifically by looking for the phrase <text:span text:style-name="Source_20_Text">"Boot Start"</text:span> and capturing the timestamp at the beginning of the line in <text:span text:style-name="Source_20_Text">YYYY-MM-DD hh:mm:ss</text:span> format. The <text:span text:style-name="Strong_20_Emphasis">end regex</text:span> searched for lines containing the phrase <text:span text:style-name="Strong_20_Emphasis"><text:span text:style-name="Source_20_Text">SelectChannelConnector</text:span></text:span>, which marked the point where the server had completed its startup process. I used Boost’s <text:span text:style-name="Source_20_Text">ptime</text:span> objects to store and compare timestamps, calculating the total boot time for each session. If a start line did not have a matching end, I flagged it as an incomplete boot. This project taught me how to use regular expressions to extract structured data from messy logs, how to work with time calculations in C++, and how to produce clear, informative reports from unstructured input.</text:p>
      <text:p text:style-name="P3"/>
      <text:p text:style-name="P2">Example Output</text:p>
      <text:p text:style-name="P4">Device Boot Report</text:p>
      <text:p text:style-name="P4">InTouch log file: logs/device3_intouch.log</text:p>
      <text:p text:style-name="P4"/>
      <text:p text:style-name="P4">=== Device Boot ===</text:p>
      <text:p text:style-name="P4">31063(logs/device3_intouch.log): 2014-01-26 09:55:07 Boot Start</text:p>
      <text:p text:style-name="P4">31176(logs/device3_intouch.log): 2014-01-26 09:58:04 Boot Completed</text:p>
      <text:p text:style-name="P4"><text:tab/>Boot Time: 177000ms</text:p>
      <text:p text:style-name="P4"/>
      <text:p text:style-name="P4">=== Device Boot ===</text:p>
      <text:p text:style-name="P4">31274(logs/device3_intouch.log): 2014-01-26 12:15:18 Boot Start</text:p>
      <text:p text:style-name="P4">**** Incomplete Booting **** </text:p>
      <text:p text:style-name="P4"/>
      <text:p text:style-name="P4">=== Device Boot ===</text:p>
      <text:p text:style-name="P4">31293(logs/device3_intouch.log): 2014-01-26 14:02:39 Boot Start</text:p>
      <text:p text:style-name="P4">31401(logs/device3_intouch.log): 2014-01-26 14:05:24 Boot Completed</text:p>
      <text:p text:style-name="P4"><text:tab/>Boot Time: 165000ms</text:p>
      <text:p text:style-name="P4"/>
      <text:p text:style-name="P4">=== Device Boot ===</text:p>
      <text:p text:style-name="P4">32623(logs/device3_intouch.log): 2014-01-27 12:27:55 Boot Start</text:p>
      <text:p text:style-name="P4">**** Incomplete Booting **** </text:p>
      <text:p text:style-name="P4"/>
      <text:p text:style-name="P4">=== Device Boot ===</text:p>
      <text:p text:style-name="P4">32641(logs/device3_intouch.log): 2014-01-27 12:30:23 Boot Start</text:p>
      <text:p text:style-name="P4">**** Incomplete Booting **** </text:p>
      <text:p text:style-name="P4"/>
      <text:p text:style-name="P4">=== Device Boot ===</text:p>
      <text:p text:style-name="P4">32656(logs/device3_intouch.log): 2014-01-27 12:32:51 Boot Start</text:p>
      <text:p text:style-name="P4">**** Incomplete Booting **** </text:p>
      <text:p text:style-name="P4"/>
      <text:p text:style-name="P4">=== Device Boot ===</text:p>
      <text:p text:style-name="P4">32674(logs/device3_intouch.log): 2014-01-27 12:35:19 Boot Start</text:p>
      <text:p text:style-name="P4">**** Incomplete Booting **** </text:p>
      <text:p text:style-name="P4"/>
      <text:p text:style-name="P4">=== Device Boot ===</text:p>
      <text:p text:style-name="P4">32693(logs/device3_intouch.log): 2014-01-27 14:02:38 Boot Start</text:p>
      <text:p text:style-name="P4">32801(logs/device3_intouch.log): 2014-01-27 14:05:21 Boot Completed</text:p>
      <text:p text:style-name="P4"><text:tab/>Boot Time: 163000m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1:33:45.165395063</meta:creation-date>
    <dc:date>2025-06-30T11:37:47.001858001</dc:date>
    <meta:editing-duration>PT4M2S</meta:editing-duration>
    <meta:editing-cycles>1</meta:editing-cycles>
    <meta:document-statistic meta:table-count="0" meta:image-count="0" meta:object-count="0" meta:page-count="1" meta:paragraph-count="32" meta:word-count="300" meta:character-count="2195" meta:non-whitespace-character-count="1919"/>
    <meta:generator>LibreOffice/7.3.7.2$Linux_X86_64 LibreOffice_project/30$Build-2</meta:generator>
  </office:meta>
</office:document-meta>
</file>